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bria" svg:font-family="Cabria"/>
    <style:font-face style:name=".Helvetica Neue DeskInterface" svg:font-family="'.Helvetica Neue DeskInterface'" style:font-family-generic="swiss"/>
    <style:font-face style:name="Akkurat Pro" svg:font-family="'Akkurat Pro', 'Akkurat Pro'" style:font-family-generic="swiss"/>
    <style:font-face style:name="Lucida Sans1" svg:font-family="'Lucida Sans'" style:font-family-generic="swiss"/>
    <style:font-face style:name="Cambria" svg:font-family="Cambria"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Cambria" fo:font-size="12pt" fo:language="en" fo:country="GB" style:font-size-asian="12pt" style:font-size-complex="12pt"/>
    </style:style>
    <style:style style:name="P2" style:family="paragraph" style:parent-style-name="Text_20_body">
      <style:text-properties style:font-name="Cambria" fo:font-size="12pt" style:font-size-asian="12pt" style:font-size-complex="12pt"/>
    </style:style>
    <style:style style:name="P3" style:family="paragraph" style:parent-style-name="Text_20_body">
      <style:text-properties style:font-name="Cambria" fo:font-size="12pt" fo:font-weight="bold" style:font-size-asian="12pt" style:font-size-complex="12pt"/>
    </style:style>
    <style:style style:name="P4" style:family="paragraph" style:parent-style-name="Pa0" style:list-style-name="">
      <style:paragraph-properties style:text-autospace="none"/>
    </style:style>
    <style:style style:name="T1" style:family="text">
      <style:text-properties fo:color="#000000"/>
    </style:style>
    <style:style style:name="T2" style:family="text">
      <style:text-properties fo:color="#000000" style:font-name="Akkurat Pro" fo:font-size="12pt" style:font-name-asian="Akkurat Pro" style:font-size-asian="12pt" style:font-name-complex="Akkurat Pro" style:font-size-complex="12pt"/>
    </style:style>
    <style:style style:name="T3" style:family="text">
      <style:text-properties fo:color="#000000" style:font-name="Cambria" fo:font-size="12pt" fo:language="en" fo:country="GB" style:font-size-asian="12pt" style:font-size-complex="12pt"/>
    </style:style>
    <style:style style:name="T4" style:family="text">
      <style:text-properties fo:language="en" fo:country="GB"/>
    </style:style>
    <style:style style:name="T5" style:family="text">
      <style:text-properties fo:language="en" fo:country="GB" fo:font-weight="bold"/>
    </style:style>
    <style:style style:name="T6" style:family="text">
      <style:text-properties style:text-position="33% 80%" fo:language="en" fo:country="GB"/>
    </style:style>
    <style:style style:name="T7" style:family="text">
      <style:text-properties style:text-position="33% 80%" style:font-name="Cabria" fo:language="en" fo:country="GB"/>
    </style:style>
    <style:style style:name="T8" style:family="text">
      <style:text-properties style:text-position="33% 80%" style:font-name="Cambria" fo:language="en" fo:country="GB"/>
    </style:style>
    <style:style style:name="T9" style:family="text">
      <style:text-properties style:text-position="33% 80%" style:font-name="Cambria" fo:font-size="12pt" fo:language="en" fo:country="GB" style:font-size-asian="12pt" style:font-size-complex="12pt"/>
    </style:style>
    <style:style style:name="T10" style:family="text">
      <style:text-properties fo:color="#0e0e0e"/>
    </style:style>
    <style:style style:name="T11" style:family="text">
      <style:text-properties fo:color="#0e0e0e" style:font-name="Cabria"/>
    </style:style>
    <style:style style:name="T12" style:family="text">
      <style:text-properties fo:color="#0e0e0e" style:font-name="Cambria"/>
    </style:style>
    <style:style style:name="T13" style:family="text">
      <style:text-properties fo:color="#0e0e0e" style:font-name="Cambria" fo:font-size="12pt" style:font-size-asian="12pt" style:font-size-complex="12pt"/>
    </style:style>
    <style:style style:name="T14" style:family="text">
      <style:text-properties fo:language="nl" fo:country="NL"/>
    </style:style>
    <style:style style:name="T15" style:family="text">
      <style:text-properties style:text-line-through-style="none" fo:language="nl" fo:country="NL" style:text-underline-style="none" style:text-blinking="false"/>
    </style:style>
    <style:style style:name="T16" style:family="text">
      <style:text-properties style:text-line-through-style="none" style:font-name="Cabria" fo:language="nl" fo:country="NL" style:text-underline-style="none" style:text-blinking="false"/>
    </style:style>
    <style:style style:name="T17" style:family="text">
      <style:text-properties style:text-line-through-style="none" style:font-name="Cambria" fo:language="nl" fo:country="NL" style:text-underline-style="none" style:text-blinking="false"/>
    </style:style>
    <style:style style:name="T18" style:family="text">
      <style:text-properties style:text-line-through-style="none" style:font-name="Cambria" fo:font-size="12pt" fo:language="nl" fo:country="NL" style:text-underline-style="none" style:text-blinking="false" style:font-size-asian="12pt" style:font-size-complex="12pt"/>
    </style:style>
    <style:style style:name="T19" style:family="text">
      <style:text-properties fo:font-size="12pt" fo:language="en" fo:country="GB" fo:font-weight="bold" style:font-size-asian="12pt" style:font-size-complex="12pt"/>
    </style:style>
    <style:style style:name="T20" style:family="text">
      <style:text-properties style:font-name="Cabria"/>
    </style:style>
    <style:style style:name="T21" style:family="text">
      <style:text-properties style:font-name="Cabria" fo:language="en" fo:country="GB"/>
    </style:style>
    <style:style style:name="T22" style:family="text">
      <style:text-properties style:font-name="Cabria" fo:language="nl" fo:country="NL"/>
    </style:style>
    <style:style style:name="T23" style:family="text">
      <style:text-properties style:font-name="Cambria"/>
    </style:style>
    <style:style style:name="T24" style:family="text">
      <style:text-properties style:font-name="Cambria" fo:language="en" fo:country="GB"/>
    </style:style>
    <style:style style:name="T25" style:family="text">
      <style:text-properties style:font-name="Cambria" fo:language="nl" fo:country="NL"/>
    </style:style>
    <style:style style:name="T26" style:family="text">
      <style:text-properties style:font-name="Cambria" fo:font-size="12pt" fo:language="en" fo:country="GB" style:font-size-asian="12pt" style:font-size-complex="12pt"/>
    </style:style>
    <style:style style:name="T27" style:family="text">
      <style:text-properties style:font-name="Cambria" fo:font-size="12pt" fo:language="en" fo:country="GB" fo:font-weight="bold" style:font-size-asian="12pt" style:font-size-complex="12pt"/>
    </style:style>
    <style:style style:name="T28" style:family="text">
      <style:text-properties style:font-name="Cambria" fo:font-size="12pt" style:font-size-asian="12pt" style:font-size-complex="12pt"/>
    </style:style>
    <style:style style:name="T29" style:family="text">
      <style:text-properties style:font-name="Cambria" fo:font-size="12pt" fo:language="nl" fo:country="NL"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A2"><text:span text:style-name="T27"><office:annotation><dc:date>2014-11-14T09:47:26</dc:date><text:p>&lt;!--[if gte mso 9]&gt;&lt;xml&gt;</text:p><text:p><text:s/>&lt;o:DocumentProperties&gt;</text:p><text:p><text:s text:c="2"/>&lt;o:Template&gt;Normal.dotm&lt;/o:Template&gt;</text:p><text:p><text:s text:c="2"/>&lt;o:Revision&gt;0&lt;/o:Revision&gt;</text:p><text:p><text:s text:c="2"/>&lt;o:TotalTime&gt;0&lt;/o:TotalTime&gt;</text:p><text:p><text:s text:c="2"/>&lt;o:Pages&gt;1&lt;/o:Pages&gt;</text:p><text:p><text:s text:c="2"/>&lt;o:Words&gt;580&lt;/o:Words&gt;</text:p><text:p><text:s text:c="2"/>&lt;o:Characters&gt;3308&lt;/o:Characters&gt;</text:p><text:p><text:s text:c="2"/>&lt;o:Company&gt;Grafisch Lyceum Rotterdam&lt;/o:Company&gt;</text:p><text:p><text:s text:c="2"/>&lt;o:Lines&gt;27&lt;/o:Lines&gt;</text:p><text:p><text:s text:c="2"/>&lt;o:Paragraphs&gt;6&lt;/o:Paragraphs&gt;</text:p><text:p><text:s text:c="2"/>&lt;o:CharactersWithSpaces&gt;4062&lt;/o:CharactersWithSpaces&gt;</text:p><text:p><text:s text:c="2"/>&lt;o:Version&gt;12.0&lt;/o:Version&gt;</text:p><text:p><text:s/>&lt;/o:DocumentProperties&gt;</text:p><text:p><text:s/>&lt;o:OfficeDocumentSettings&gt;</text:p><text:p><text:s text:c="2"/>&lt;o:AllowPNG/&gt;</text:p><text:p><text:s/>&lt;/o:OfficeDocumentSettings&gt;</text:p><text:p>&lt;/xml&gt;&lt;![endif]--&gt;</text:p></office:annotation></text:span></text:span><text:span text:style-name="A2"><text:span text:style-name="T27"><office:annotation><dc:date>2014-11-14T09:47:26</dc:date><text:p>&lt;!--[if gte mso 9]&gt;&lt;xml&gt;</text:p><text:p><text:s/>&lt;w:WordDocument&gt;</text:p><text:p><text:s text:c="2"/>&lt;w:Zoom&gt;0&lt;/w:Zoom&gt;</text:p><text:p><text:s text:c="2"/>&lt;w:TrackMoves&gt;false&lt;/w:TrackMoves&gt;</text:p><text:p><text:s text:c="2"/>&lt;w:TrackFormatting/&gt;</text:p><text:p><text:s text:c="2"/>&lt;w:HyphenationZone&gt;21&lt;/w:HyphenationZone&gt;</text:p><text:p><text:s text:c="2"/>&lt;w:PunctuationKerning/&gt;</text:p><text:p><text:s text:c="2"/>&lt;w:DrawingGridHorizontalSpacing&gt;18 pt&lt;/w:DrawingGridHorizontalSpacing&gt;</text:p><text:p><text:s text:c="2"/>&lt;w:DrawingGridVerticalSpacing&gt;18 pt&lt;/w:DrawingGridVerticalSpacing&gt;</text:p><text:p><text:s text:c="2"/>&lt;w:DisplayHorizontalDrawingGridEvery&gt;0&lt;/w:DisplayHorizontalDrawingGridEvery&gt;</text:p><text:p><text:s text:c="2"/>&lt;w:DisplayVerticalDrawingGridEvery&gt;0&lt;/w:DisplayVerticalDrawingGridEvery&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Compatibility&gt;</text:p><text:p><text:s text:c="3"/>&lt;w:BreakWrappedTables/&gt;</text:p><text:p><text:s text:c="3"/>&lt;w:DontGrowAutofit/&gt;</text:p><text:p><text:s text:c="3"/>&lt;w:DontAutofitConstrainedTables/&gt;</text:p><text:p><text:s text:c="3"/>&lt;w:DontVertAlignInTxbx/&gt;</text:p><text:p><text:s text:c="2"/>&lt;/w:Compatibility&gt;</text:p><text:p><text:s/>&lt;/w:WordDocument&gt;</text:p><text:p>&lt;/xml&gt;&lt;![endif]--&gt;</text:p></office:annotation></text:span></text:span><text:span text:style-name="A2"><text:span text:style-name="T27"><office:annotation><dc:date>2014-11-14T09:47:26</dc:date><text:p>&lt;!--[if gte mso 9]&gt;&lt;xml&gt;</text:p><text:p><text:s/>&lt;w:LatentStyles DefLockedState="false" LatentStyleCount="276"&gt;</text:p><text:p><text:s/>&lt;/w:LatentStyles&gt;</text:p><text:p>&lt;/xml&gt;&lt;![endif]--&gt;</text:p></office:annotation></text:span></text:span><text:span text:style-name="A2"><text:span text:style-name="T27"><office:annotation><dc:date>2014-11-14T09:47:26</dc:date><text:p>&lt;!--[if gte mso 10]&gt;</text:p><text:p>&lt;style&gt;</text:p><text:p><text:s/>/* Style Definitions */</text:p><text:p>table.MsoNormalTable</text:p><text:p><text:tab/>{mso-style-name:Standaardtabel;</text:p><text:p><text:tab/>mso-tstyle-rowband-size:0;</text:p><text:p><text:tab/>mso-tstyle-colband-size:0;</text:p><text:p><text:tab/>mso-style-noshow:yes;</text:p><text:p><text:tab/>mso-style-parent:"";</text:p><text:p><text:tab/>mso-padding-alt:0cm 5.4pt 0cm 5.4pt;</text:p><text:p><text:tab/>mso-para-margin:0cm;</text:p><text:p><text:tab/>mso-para-margin-bottom:.0001pt;</text:p><text:p><text:tab/>mso-pagination:widow-orphan;</text:p><text:p><text:tab/>font-size:12.0pt;</text:p><text:p><text:tab/>font-family:"Times New Roman";</text:p><text:p><text:tab/>mso-ascii-font-family:Cambria;</text:p><text:p><text:tab/>mso-ascii-theme-font:minor-latin;</text:p><text:p><text:tab/>mso-fareast-font-family:"Times New Roman";</text:p><text:p><text:tab/>mso-fareast-theme-font:minor-fareast;</text:p><text:p><text:tab/>mso-hansi-font-family:Cambria;</text:p><text:p><text:tab/>mso-hansi-theme-font:minor-latin;}</text:p><text:p>&lt;/style&gt;</text:p><text:p>&lt;![endif]--&gt;</text:p></office:annotation></text:span></text:span><text:span text:style-name="A2"><text:span text:style-name="T27"><office:annotation><dc:date>2014-11-14T09:47:26</dc:date><text:p>&lt;!--StartFragment--&gt;</text:p></office:annotation></text:span></text:span><text:span text:style-name="A2"><text:span text:style-name="T27">Modern History of Korea (Until 1960)</text:span></text:span><text:span text:style-name="A2"><text:span text:style-name="T4"><text:line-break/><text:line-break/></text:span></text:span><text:span text:style-name="A2"><text:span text:style-name="T3">When I was in the metro travelling there was an older man. He looked at me and I was a bit annoyed by his staring. Then he put up his hand as a friendly notion to say hello to me. I bowed and he started talking. He asked me where I came from. I told him I'm from Holland, visiting Korea to do research on Korean youth culture. He was very interested and also telling me a bit about himself. </text:span></text:span></text:p>
      <text:p text:style-name="P1"><text:span text:style-name="T1">He told me he was 76 six years old and still working. After we had to get off at the same station he continued talking and helped me around the station a bit. I was surprised about his English because mostly elder people in Korea don't speak English or even hardly understand the language. He explained to me that during and right after the Korean War there was no food and people were very poor. The man was ve</text:span>ry small; he came up to my chest. He explained that Koreans stopped growing due to malnutrition. In this war and right after there was hardly any food available. And because I complimented him on his English he told me this got so good because his family had special contact with an American soldier who was from a rich family he financially supported them after the war and also thanks to this he could go into college. Every 7 years they would meet again. </text:p>
      <text:p text:style-name="P2"><text:span text:style-name="T4">He was very happy to see that more and more foreigners are visiting South Korea so he could still keep up with his English. And it pleased him that Korea gained so much in wealth. He himself grew up in Hongdae, now a youngster college kids area but it used to be totally different, with lower buildings. The conversation abruptly ended because I had to get my metro, which eventually sent me in the total wrong direction...</text:span></text:p>
      <text:p text:style-name="P1">After this conversation I noticed what an impact this war was on the people. And how little I know about this war. This is why this chapter is so important for understanding the culture. </text:p>
      <text:p text:style-name="P2"> </text:p>
      <text:p text:style-name="Text_20_body"><text:span text:style-name="T26">Before the Korean war, which caused the split of North and South Korea, Korea was part of the Japanese empire.</text:span><text:span text:style-name="T26"><text:note text:id="ftn0" text:note-class="footnote"><text:note-citation>1</text:note-citation><text:note-body><text:p text:style-name="Text_20_body"><text:span text:style-name="T29">Korea.net, History, (as seen on 12 November, 2014, </text:span><text:a xlink:type="simple" xlink:href="http://www.korea.net/AboutKorea/Korea-at-a-Glance/History" text:style-name="Internet_20_link" text:visited-style-name="Visited_20_Internet_20_Link"><text:span text:style-name="T18">http://www.korea.net/AboutKorea/Korea-at-a-Glance/History</text:span></text:a><text:span text:style-name="T29">) </text:span></text:p></text:note-body></text:note></text:span><text:span text:style-name="T26"> In 1592 Japan invaded the peninsula to pave its way for its incursion into China. However this failed Korea remained to be a “Hermit Kingdom”. Over time</text:span><text:span text:style-name="T28">, a few Asian and European countries with imperialistic ambitions competed with each other for influence over the Korean Peninsula. </text:span><text:span text:style-name="T26">But Japan, after winning wars against China and Russia, forcibly annexed Korea and instituted the colonial rule in 1910. </text:span><text:span text:style-name="T28">The colonization process stimulated the patriotism of Koreans. Korean intellectuals were angered by Japan's cultural assimilation policy, which even banned Korean-language education in schools. The colonial rule ended by the end of the Second World War in 1945.</text:span></text:p>
      <text:p text:style-name="P2"> </text:p>
      <text:p text:style-name="P3">The founding of Republic of Korea</text:p>
      <text:p text:style-name="P2"> </text:p>
      <text:p text:style-name="Text_20_body"><text:span text:style-name="T28">Even before they could enjoy the fruits of their freedom due to the surrender of Japan after the Second World War. The liberation didn’t bring the independence the Koreans fought so hard for. Instead it resulted in a country divided by ideological differences. One of the reasons for this was the emerging Cold War. Korean efforts to gain an independent government were frustrated as Soviet troops took control over the north and U.S. forces occupied the southern half of the peninsula. And with the emergence of the Cold War this was not going to end soon.</text:span><text:span text:style-name="T28"><text:note text:id="ftn1" text:note-class="footnote"><text:note-citation>2</text:note-citation><text:note-body><text:p text:style-name="Text_20_body"><text:span text:style-name="T29">Unknown, Modern History of Korea, as seen as on 12 November, 2014. (http://southkorean.tripod.com/id17.html)</text:span></text:p></text:note-body></text:note></text:span></text:p>
      <text:p text:style-name="Text_20_body"><text:soft-page-break/><text:span text:style-name="T28">On June the 25, 1950, the Korean War began when North Korea </text:span><text:span text:style-name="T26">poured 75,000 soldiers across the 38</text:span><text:span text:style-name="T9">th</text:span><text:span text:style-name="T26"> parallel.</text:span><text:span text:style-name="T26"><text:note text:id="ftn2" text:note-class="footnote"><text:note-citation>3</text:note-citation><text:note-body><text:p text:style-name="Text_20_body"><text:span text:style-name="T28">History.com Staff, Korean War, as seen as on 12 November, 2014. (http://www.history.com/topics/korean-war)</text:span></text:p></text:note-body></text:note></text:span><text:span text:style-name="T26"> A division between the Soviet-backed (Democratic People’s Republic of Korea) North- and the pro-Western (Republic of Korea) South- Korea based circle latitude that is 38 degrees north of the Earth’s equatorial plane. This invasion was the first military action of the Cold War. And as far as American officials were concerned, it was a war against the forces of international communism itself. At the same time, American officials worked fearful to construct a peace between the two Korea’s. The alternate, they feared, would be a wider war with Russia and China. Or even, as some people warned, World War III.</text:span><text:span text:style-name="T13"> </text:span></text:p>
      <text:p text:style-name="Text_20_body"><text:span text:style-name="T28"> </text:span><office:annotation><dc:date>2014-11-14T09:47:26</dc:date><text:p>&lt;!--EndFragment--&gt;</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bria" svg:font-family="Cabria"/>
    <style:font-face style:name=".Helvetica Neue DeskInterface" svg:font-family="'.Helvetica Neue DeskInterface'" style:font-family-generic="swiss"/>
    <style:font-face style:name="Akkurat Pro" svg:font-family="'Akkurat Pro', 'Akkurat Pro'" style:font-family-generic="swiss"/>
    <style:font-face style:name="Lucida Sans1" svg:font-family="'Lucida Sans'" style:font-family-generic="swiss"/>
    <style:font-face style:name="Cambria" svg:font-family="Cambria"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a0" style:family="paragraph" style:parent-style-name="Standard" style:next-style-name="Standard">
      <style:paragraph-properties style:line-height-at-least="0.1673in" fo:text-align="start" style:justify-single-word="false"/>
      <style:text-properties style:use-window-font-color="true" style:font-name="Times New Roman" fo:font-size="12pt" style:font-name-asian="SimSun" style:font-size-asian="12pt" style:font-name-complex="Lucida Sans" style:font-size-complex="12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 style:family="text">
      <style:text-properties fo:color="#000000" style:font-name="Akkurat Pro" fo:font-size="12pt" style:font-name-asian="Akkurat Pro" style:font-size-asian="12pt" style:font-name-complex="Akkurat Pro" style:font-size-complex="12pt"/>
    </style:style>
    <style:style style:name="A2" style:family="text" style:parent-style-name="Default">
      <style:text-properties fo:color="#221e1f"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inus Schepen</meta:initial-creator>
    <meta:creation-date>2014-11-14T09:44:34</meta:creation-date>
    <meta:document-statistic meta:table-count="0" meta:image-count="0" meta:object-count="0" meta:page-count="2" meta:paragraph-count="15" meta:word-count="746" meta:character-count="4332"/>
    <dc:date>2014-11-14T09:53:06</dc:date>
    <dc:creator>Marinus Schepen</dc:creator>
    <meta:editing-duration>PT8M35S</meta:editing-duration>
    <meta:editing-cycles>1</meta:editing-cycles>
    <meta:generator>OpenOffice/4.1.1$Unix OpenOffice.org_project/411m6$Build-9775</meta:generator>
  </office:meta>
</office:document-meta>
</file>